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8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50" style:family="table-column">
      <style:table-column-properties style:column-width="0.7638in"/>
    </style:style>
    <style:style style:name="TableColumn51" style:family="table-column">
      <style:table-column-properties style:column-width="0.7638in"/>
    </style:style>
    <style:style style:name="Table49" style:family="table">
      <style:table-properties style:width="1.5277in" fo:margin-left="-0.0104in" table:align="left"/>
    </style:style>
    <style:style style:name="TableRow52" style:family="table-row">
      <style:table-row-properties style:min-row-height="0.2in"/>
    </style:style>
    <style:style style:name="TableCell5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6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57" style:family="table-row">
      <style:table-row-properties style:min-row-height="0.2in"/>
    </style:style>
    <style:style style:name="TableCell5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2" style:family="table-row">
      <style:table-row-properties style:min-row-height="0.2in"/>
    </style:style>
    <style:style style:name="TableCell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67" style:family="table-row">
      <style:table-row-properties style:min-row-height="0.2in"/>
    </style:style>
    <style:style style:name="TableCell6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6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2" style:family="table-row">
      <style:table-row-properties style:min-row-height="0.2in"/>
    </style:style>
    <style:style style:name="TableCell7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77" style:family="table-row">
      <style:table-row-properties style:min-row-height="0.2in"/>
    </style:style>
    <style:style style:name="TableCell7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7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2" style:family="table-row">
      <style:table-row-properties style:min-row-height="0.2in"/>
    </style:style>
    <style:style style:name="TableCell8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8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87" style:family="table-row">
      <style:table-row-properties style:min-row-height="0.2in"/>
    </style:style>
    <style:style style:name="TableCell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8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9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92" style:family="table-row">
      <style:table-row-properties style:min-row-height="0.2in"/>
    </style:style>
    <style:style style:name="TableCell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9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97" style:family="table-row">
      <style:table-row-properties style:min-row-height="0.2in"/>
    </style:style>
    <style:style style:name="TableCell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2" style:family="table-row">
      <style:table-row-properties style:min-row-height="0.2in"/>
    </style:style>
    <style:style style:name="TableCell1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0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07" style:family="table-row">
      <style:table-row-properties style:min-row-height="0.2in"/>
    </style:style>
    <style:style style:name="TableCell1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12" style:family="table-row">
      <style:table-row-properties style:min-row-height="0.2in"/>
    </style:style>
    <style:style style:name="TableCell1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1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11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paragraph-properties fo:text-align="center"/>
    </style:style>
    <style:style style:name="T11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text-properties fo:font-weight="bold" style:font-weight-asian="bold" style:font-weight-complex="bold"/>
    </style:style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family="paragraph">
      <style:text-properties fo:font-weight="bold" style:font-weight-asian="bold" style:font-weight-complex="bold"/>
    </style:style>
    <style:style style:name="P130" style:parent-style-name="Standard" style:family="paragraph">
      <style:text-properties fo:font-weight="bold" style:font-weight-asian="bold" style:font-weight-complex="bold"/>
    </style:style>
    <style:style style:name="P131" style:parent-style-name="Standard" style:family="paragraph">
      <style:text-properties fo:font-weight="bold" style:font-weight-asian="bold" style:font-weight-complex="bold"/>
    </style:style>
    <style:style style:name="P132" style:parent-style-name="Standard" style:family="paragraph">
      <style:text-properties fo:font-weight="bold" style:font-weight-asian="bold" style:font-weight-complex="bold"/>
    </style:style>
    <style:style style:name="P133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17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9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0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1" style:parent-style-name="Standard" style:family="paragraph">
      <style:text-properties fo:font-weight="bold" style:font-weight-asian="bold" style:font-weight-complex="bold"/>
    </style:style>
    <style:style style:name="TableColumn183" style:family="table-column">
      <style:table-column-properties style:column-width="0.7638in"/>
    </style:style>
    <style:style style:name="TableColumn184" style:family="table-column">
      <style:table-column-properties style:column-width="0.7638in"/>
    </style:style>
    <style:style style:name="Table182" style:family="table">
      <style:table-properties style:width="1.5277in" fo:margin-left="-0.0104in" table:align="left"/>
    </style:style>
    <style:style style:name="TableRow185" style:family="table-row">
      <style:table-row-properties style:min-row-height="0.2in"/>
    </style:style>
    <style:style style:name="TableCell18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7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8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89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90" style:family="table-row">
      <style:table-row-properties style:min-row-height="0.2in"/>
    </style:style>
    <style:style style:name="TableCell19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9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95" style:family="table-row">
      <style:table-row-properties style:min-row-height="0.2in"/>
    </style:style>
    <style:style style:name="TableCell19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19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19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00" style:family="table-row">
      <style:table-row-properties style:min-row-height="0.2in"/>
    </style:style>
    <style:style style:name="TableCell20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0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05" style:family="table-row">
      <style:table-row-properties style:min-row-height="0.2in"/>
    </style:style>
    <style:style style:name="TableCell2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10" style:family="table-row">
      <style:table-row-properties style:min-row-height="0.2in"/>
    </style:style>
    <style:style style:name="TableCell2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15" style:family="table-row">
      <style:table-row-properties style:min-row-height="0.2in"/>
    </style:style>
    <style:style style:name="TableCell21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1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20" style:family="table-row">
      <style:table-row-properties style:min-row-height="0.2in"/>
    </style:style>
    <style:style style:name="TableCell22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2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25" style:family="table-row">
      <style:table-row-properties style:min-row-height="0.2in"/>
    </style:style>
    <style:style style:name="TableCell22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2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30" style:family="table-row">
      <style:table-row-properties style:min-row-height="0.2in"/>
    </style:style>
    <style:style style:name="TableCell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3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35" style:family="table-row">
      <style:table-row-properties style:min-row-height="0.2in"/>
    </style:style>
    <style:style style:name="TableCell23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3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40" style:family="table-row">
      <style:table-row-properties style:min-row-height="0.2in"/>
    </style:style>
    <style:style style:name="TableCell24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4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4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245" style:family="table-row">
      <style:table-row-properties style:min-row-height="0.2in"/>
    </style:style>
    <style:style style:name="TableCell2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250" style:parent-style-name="Standard" style:family="paragraph">
      <style:text-properties fo:font-weight="bold" style:font-weight-asian="bold" style:font-weight-complex="bold"/>
    </style:style>
    <style:style style:name="P251" style:parent-style-name="Standard" style:family="paragraph">
      <style:text-properties fo:font-weight="bold" style:font-weight-asian="bold" style:font-weight-complex="bold"/>
    </style:style>
    <style:style style:name="P252" style:parent-style-name="Standard" style:family="paragraph">
      <style:paragraph-properties fo:text-align="center"/>
    </style:style>
    <style:style style:name="T253" style:parent-style-name="DefaultParagraphFont" style:family="text">
      <style:text-properties fo:font-weight="bold" style:font-weight-asian="bold" style:font-weight-complex="bold"/>
    </style:style>
    <style:style style:name="P2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6" style:parent-style-name="Standard" style:family="paragraph">
      <style:text-properties fo:font-weight="bold" style:font-weight-asian="bold" style:font-weight-complex="bold"/>
    </style:style>
    <style:style style:name="P257" style:parent-style-name="Standard" style:family="paragraph">
      <style:text-properties fo:font-weight="bold" style:font-weight-asian="bold" style:font-weight-complex="bold"/>
    </style:style>
    <style:style style:name="P258" style:parent-style-name="Standard" style:family="paragraph">
      <style:text-properties fo:font-weight="bold" style:font-weight-asian="bold" style:font-weight-complex="bold"/>
    </style:style>
    <style:style style:name="P259" style:parent-style-name="Standard" style:family="paragraph">
      <style:text-properties fo:font-weight="bold" style:font-weight-asian="bold" style:font-weight-complex="bold"/>
    </style:style>
    <style:style style:name="P260" style:parent-style-name="Standard" style:family="paragraph">
      <style:text-properties fo:font-weight="bold" style:font-weight-asian="bold" style:font-weight-complex="bold"/>
    </style:style>
    <style:style style:name="P261" style:parent-style-name="Standard" style:family="paragraph">
      <style:text-properties fo:font-weight="bold" style:font-weight-asian="bold" style:font-weight-complex="bold"/>
    </style:style>
    <style:style style:name="P262" style:parent-style-name="Standard" style:family="paragraph">
      <style:text-properties fo:font-weight="bold" style:font-weight-asian="bold" style:font-weight-complex="bold"/>
    </style:style>
    <style:style style:name="P263" style:parent-style-name="Standard" style:family="paragraph">
      <style:text-properties fo:font-weight="bold" style:font-weight-asian="bold" style:font-weight-complex="bold"/>
    </style:style>
    <style:style style:name="P264" style:parent-style-name="Standard" style:family="paragraph">
      <style:text-properties fo:font-weight="bold" style:font-weight-asian="bold" style:font-weight-complex="bold"/>
    </style:style>
    <style:style style:name="P265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7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8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29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0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31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15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17" style:family="table-column">
      <style:table-column-properties style:column-width="0.7638in"/>
    </style:style>
    <style:style style:name="TableColumn318" style:family="table-column">
      <style:table-column-properties style:column-width="0.7638in"/>
    </style:style>
    <style:style style:name="Table316" style:family="table">
      <style:table-properties style:width="1.5277in" fo:margin-left="-0.0104in" table:align="left"/>
    </style:style>
    <style:style style:name="TableRow319" style:family="table-row">
      <style:table-row-properties style:min-row-height="0.2in"/>
    </style:style>
    <style:style style:name="TableCell32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1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2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24" style:family="table-row">
      <style:table-row-properties style:min-row-height="0.2in"/>
    </style:style>
    <style:style style:name="TableCell3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29" style:family="table-row">
      <style:table-row-properties style:min-row-height="0.2in"/>
    </style:style>
    <style:style style:name="TableCell33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3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34" style:family="table-row">
      <style:table-row-properties style:min-row-height="0.2in"/>
    </style:style>
    <style:style style:name="TableCell33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3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39" style:family="table-row">
      <style:table-row-properties style:min-row-height="0.2in"/>
    </style:style>
    <style:style style:name="TableCell34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4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4" style:family="table-row">
      <style:table-row-properties style:min-row-height="0.2in"/>
    </style:style>
    <style:style style:name="TableCell34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4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4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49" style:family="table-row">
      <style:table-row-properties style:min-row-height="0.2in"/>
    </style:style>
    <style:style style:name="TableCell3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5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54" style:family="table-row">
      <style:table-row-properties style:min-row-height="0.2in"/>
    </style:style>
    <style:style style:name="TableCell35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5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59" style:family="table-row">
      <style:table-row-properties style:min-row-height="0.2in"/>
    </style:style>
    <style:style style:name="TableCell36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64" style:family="table-row">
      <style:table-row-properties style:min-row-height="0.2in"/>
    </style:style>
    <style:style style:name="TableCell3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6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69" style:family="table-row">
      <style:table-row-properties style:min-row-height="0.2in"/>
    </style:style>
    <style:style style:name="TableCell37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74" style:family="table-row">
      <style:table-row-properties style:min-row-height="0.2in"/>
    </style:style>
    <style:style style:name="TableCell37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6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78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379" style:family="table-row">
      <style:table-row-properties style:min-row-height="0.2in"/>
    </style:style>
    <style:style style:name="TableCell38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1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Cell3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83" style:parent-style-name="Normal" style:family="paragraph">
      <style:paragraph-properties fo:widows="2" fo:orphans="2" fo:text-align="end" style:vertical-align="auto"/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38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5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6" style:parent-style-name="Standard" style:family="paragraph">
      <style:paragraph-properties fo:text-align="center"/>
    </style:style>
    <style:style style:name="T3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88" style:parent-style-name="Standard" style:family="paragraph">
      <style:text-properties fo:font-weight="bold" style:font-weight-asian="bold" style:font-weight-complex="bold"/>
    </style:style>
    <style:style style:name="P389" style:parent-style-name="Standard" style:family="paragraph">
      <style:text-properties fo:font-weight="bold" style:font-weight-asian="bold" style:font-weight-complex="bold"/>
    </style:style>
    <style:style style:name="P390" style:parent-style-name="Standard" style:family="paragraph">
      <style:text-properties fo:font-weight="bold" style:font-weight-asian="bold" style:font-weight-complex="bold"/>
    </style:style>
    <style:style style:name="P391" style:parent-style-name="Standard" style:family="paragraph">
      <style:text-properties fo:font-weight="bold" style:font-weight-asian="bold" style:font-weight-complex="bold"/>
    </style:style>
    <style:style style:name="P392" style:parent-style-name="Standard" style:family="paragraph">
      <style:text-properties fo:font-weight="bold" style:font-weight-asian="bold" style:font-weight-complex="bold"/>
    </style:style>
    <style:style style:name="P393" style:parent-style-name="Standard" style:family="paragraph">
      <style:text-properties fo:font-weight="bold" style:font-weight-asian="bold" style:font-weight-complex="bold"/>
    </style:style>
    <style:style style:name="P394" style:parent-style-name="Standard" style:family="paragraph">
      <style:text-properties fo:font-weight="bold" style:font-weight-asian="bold" style:font-weight-complex="bold"/>
    </style:style>
    <style:style style:name="P395" style:parent-style-name="Standard" style:family="paragraph">
      <style:text-properties fo:font-weight="bold" style:font-weight-asian="bold" style:font-weight-complex="bold"/>
    </style:style>
    <style:style style:name="P396" style:parent-style-name="Standard" style:family="paragraph">
      <style:text-properties fo:font-weight="bold" style:font-weight-asian="bold" style:font-weight-complex="bold"/>
    </style:style>
    <style:style style:name="P397" style:parent-style-name="Standard" style:family="paragraph">
      <style:text-properties fo:font-weight="bold" style:font-weight-asian="bold" style:font-weight-complex="bold"/>
    </style:style>
    <style:style style:name="P398" style:parent-style-name="Standard" style:family="paragraph">
      <style:text-properties fo:font-weight="bold" style:font-weight-asian="bold" style:font-weight-complex="bold"/>
    </style:style>
    <style:style style:name="P399" style:parent-style-name="Standard" style:family="paragraph">
      <style:text-properties fo:font-weight="bold" style:font-weight-asian="bold" style:font-weight-complex="bold"/>
    </style:style>
    <style:style style:name="P400" style:parent-style-name="Standard" style:family="paragraph">
      <style:text-properties fo:font-weight="bold" style:font-weight-asian="bold" style:font-weight-complex="bold"/>
    </style:style>
    <style:style style:name="P401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0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0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1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2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451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45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454" style:family="table-column">
      <style:table-column-properties style:column-width="0.7638in"/>
    </style:style>
    <style:style style:name="TableColumn455" style:family="table-column">
      <style:table-column-properties style:column-width="0.7638in"/>
    </style:style>
    <style:style style:name="Table453" style:family="table">
      <style:table-properties style:width="1.5277in" fo:margin-left="-0.0104in" table:align="left"/>
    </style:style>
    <style:style style:name="TableRow456" style:family="table-row">
      <style:table-row-properties style:min-row-height="0.2in"/>
    </style:style>
    <style:style style:name="TableCell45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58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Cell45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0" style:parent-style-name="Normal" style:family="paragraph">
      <style:text-properties style:font-name="Calibri" style:font-name-complex="Calibri" fo:color="#000000" fo:font-size="11pt" style:font-size-asian="11pt" style:font-size-complex="11pt"/>
    </style:style>
    <style:style style:name="TableRow461" style:family="table-row">
      <style:table-row-properties style:min-row-height="0.2in"/>
    </style:style>
    <style:style style:name="TableCell46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66" style:family="table-row">
      <style:table-row-properties style:min-row-height="0.2in"/>
    </style:style>
    <style:style style:name="TableCell4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6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71" style:family="table-row">
      <style:table-row-properties style:min-row-height="0.2in"/>
    </style:style>
    <style:style style:name="TableCell47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76" style:family="table-row">
      <style:table-row-properties style:min-row-height="0.2in"/>
    </style:style>
    <style:style style:name="TableCell47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7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7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81" style:family="table-row">
      <style:table-row-properties style:min-row-height="0.2in"/>
    </style:style>
    <style:style style:name="TableCell48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86" style:family="table-row">
      <style:table-row-properties style:min-row-height="0.2in"/>
    </style:style>
    <style:style style:name="TableCell48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8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8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91" style:family="table-row">
      <style:table-row-properties style:min-row-height="0.2in"/>
    </style:style>
    <style:style style:name="TableCell49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9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496" style:family="table-row">
      <style:table-row-properties style:min-row-height="0.2in"/>
    </style:style>
    <style:style style:name="TableCell49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49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49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01" style:family="table-row">
      <style:table-row-properties style:min-row-height="0.2in"/>
    </style:style>
    <style:style style:name="TableCell5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06" style:family="table-row">
      <style:table-row-properties style:min-row-height="0.2in"/>
    </style:style>
    <style:style style:name="TableCell50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08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0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0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Row511" style:family="table-row">
      <style:table-row-properties style:min-row-height="0.2in"/>
    </style:style>
    <style:style style:name="TableCell5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3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TableCell51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515" style:parent-style-name="Normal" style:family="paragraph">
      <style:paragraph-properties fo:text-align="end"/>
      <style:text-properties style:font-name="Calibri" style:font-name-complex="Calibri" fo:color="#000000" fo:font-size="11pt" style:font-size-asian="11pt" style:font-size-complex="11pt"/>
    </style:style>
    <style:style style:name="P516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17" style:parent-style-name="Standard" style:family="paragraph">
      <style:paragraph-properties fo:text-align="center"/>
    </style:style>
    <style:style style:name="T518" style:parent-style-name="DefaultParagraphFont" style:family="text">
      <style:text-properties fo:font-weight="bold" style:font-weight-asian="bold" style:font-weight-complex="bold"/>
    </style:style>
    <style:style style:name="P5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3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4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5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6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8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79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 fo:hyphenate="true"/>
    </style:style>
    <style:style style:name="P587" style:parent-style-name="Standard" style:family="paragraph">
      <style:text-properties style:font-name="Courier New" style:font-name-complex="Courier New" style:letter-kerning="false" fo:font-size="11pt" style:font-size-asian="11pt" style:font-size-complex="11pt" fo:language="en" fo:country="IN" style:language-complex="ar" style:country-complex="SA"/>
    </style:style>
    <style:style style:name="P588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58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text text:use-soft-page-breaks="true">
      <text:p text:style-name="P1">LAB :1</text:p>
      <text:p text:style-name="P2">TIME COMPLEXITY ANALYSIS OF BUBBLE SORT</text:p>
      <text:p text:style-name="Standard"/>
      <text:p text:style-name="Normal"/>
      <text:p text:style-name="P3">#include&lt;iostream&gt;</text:p>
      <text:p text:style-name="P4">#include&lt;time.h&gt;</text:p>
      <text:p text:style-name="P5">#include&lt;bits/stdc++.h&gt;</text:p>
      <text:p text:style-name="P6">#include&lt;ctime&gt;</text:p>
      <text:p text:style-name="P7">#include&lt;cstdlib&gt;</text:p>
      <text:p text:style-name="P8">using namespace std;</text:p>
      <text:p text:style-name="P9"/>
      <text:p text:style-name="P10">int main()</text:p>
      <text:p text:style-name="P11">{</text:p>
      <text:p text:style-name="P12"><text:tab/>int m=1;</text:p>
      <text:p text:style-name="P13"><text:tab/>cout&lt;&lt;"Bubble Sort Time Complexity Verification"&lt;&lt;endl;</text:p>
      <text:p text:style-name="P14"><text:tab/>while(m==1)</text:p>
      <text:p text:style-name="P15"><text:tab/>{</text:p>
      <text:p text:style-name="P16"><text:tab/><text:tab/>int n;</text:p>
      <text:p text:style-name="P17"><text:tab/><text:tab/>cout&lt;&lt;"Enter the number of elements:";</text:p>
      <text:p text:style-name="P18"><text:tab/><text:tab/>cin&gt;&gt;n;</text:p>
      <text:p text:style-name="P19"><text:tab/><text:tab/>int arr[n];</text:p>
      <text:p text:style-name="P20"><text:tab/><text:tab/>for(int k =0 ; k&lt;n;k++)</text:p>
      <text:p text:style-name="P21"><text:tab/><text:tab/>{</text:p>
      <text:p text:style-name="P22"><text:tab/><text:tab/><text:tab/>arr[k]=rand();</text:p>
      <text:p text:style-name="P23"><text:tab/><text:tab/>}</text:p>
      <text:p text:style-name="P24"><text:tab/><text:tab/>clock_t start= clock();</text:p>
      <text:p text:style-name="P25"><text:tab/><text:tab/>/*Write Logic here*/</text:p>
      <text:p text:style-name="P26"><text:tab/><text:tab/>for(int i=0;i&lt;n-1;i++)</text:p>
      <text:p text:style-name="P27"><text:tab/><text:tab/>{</text:p>
      <text:p text:style-name="P28"><text:tab/><text:tab/><text:tab/>for(int j=0;j&lt;n-i-1;j++)</text:p>
      <text:p text:style-name="P29"><text:tab/><text:tab/><text:tab/>{</text:p>
      <text:p text:style-name="P30"><text:tab/><text:tab/><text:tab/><text:tab/>if(arr[j]&gt;arr[j+1])</text:p>
      <text:p text:style-name="P31"><text:tab/><text:tab/><text:tab/><text:tab/>{</text:p>
      <text:p text:style-name="P32"><text:tab/><text:tab/><text:tab/><text:tab/><text:tab/>int temp=arr[j+1];</text:p>
      <text:p text:style-name="P33"><text:tab/><text:tab/><text:tab/><text:tab/><text:tab/>arr[j+1]=arr[j];</text:p>
      <text:p text:style-name="P34"><text:tab/><text:tab/><text:tab/><text:tab/><text:tab/>arr[j]=temp;</text:p>
      <text:p text:style-name="P35"><text:tab/><text:tab/><text:tab/><text:tab/>}</text:p>
      <text:p text:style-name="P36"><text:tab/><text:tab/><text:tab/>}</text:p>
      <text:p text:style-name="P37"><text:tab/><text:tab/>}</text:p>
      <text:p text:style-name="P38"><text:tab/><text:tab/>clock_t ending=clock();</text:p>
      <text:p text:style-name="P39"><text:tab/><text:tab/>cout&lt;&lt;"Time : "&lt;&lt;(ending-start)&lt;&lt;" ms"&lt;&lt;endl;</text:p>
      <text:p text:style-name="P40"><text:tab/><text:tab/>cout&lt;&lt;"0-Exit \n1-Redo"&lt;&lt;endl;</text:p>
      <text:p text:style-name="P41"><text:tab/><text:tab/>cin&gt;&gt;m;</text:p>
      <text:p text:style-name="P42"><text:tab/>}</text:p>
      <text:p text:style-name="P43"><text:tab/>return 0;</text:p>
      <text:p text:style-name="P44">}</text:p>
      <text:p text:style-name="Normal"/>
      <text:p text:style-name="Normal"/>
      <text:p text:style-name="Normal"/>
      <text:p text:style-name="P45"/>
      <text:p text:style-name="P46"/>
      <text:p text:style-name="P47"/>
      <text:soft-page-break/>
      <text:p text:style-name="P48">OUTPUT: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Input Size(n)</text:p>
          </table:table-cell>
          <table:table-cell table:style-name="TableCell55">
            <text:p text:style-name="P56">Time(ms)</text:p>
          </table:table-cell>
        </table:table-row>
        <table:table-row table:style-name="TableRow57">
          <table:table-cell table:style-name="TableCell58">
            <text:p text:style-name="P59">1000</text:p>
          </table:table-cell>
          <table:table-cell table:style-name="TableCell60">
            <text:p text:style-name="P61">0</text:p>
          </table:table-cell>
        </table:table-row>
        <table:table-row table:style-name="TableRow62">
          <table:table-cell table:style-name="TableCell63">
            <text:p text:style-name="P64">2000</text:p>
          </table:table-cell>
          <table:table-cell table:style-name="TableCell65">
            <text:p text:style-name="P66">15</text:p>
          </table:table-cell>
        </table:table-row>
        <table:table-row table:style-name="TableRow67">
          <table:table-cell table:style-name="TableCell68">
            <text:p text:style-name="P69">3000</text:p>
          </table:table-cell>
          <table:table-cell table:style-name="TableCell70">
            <text:p text:style-name="P71">31</text:p>
          </table:table-cell>
        </table:table-row>
        <table:table-row table:style-name="TableRow72">
          <table:table-cell table:style-name="TableCell73">
            <text:p text:style-name="P74">4000</text:p>
          </table:table-cell>
          <table:table-cell table:style-name="TableCell75">
            <text:p text:style-name="P76">47</text:p>
          </table:table-cell>
        </table:table-row>
        <table:table-row table:style-name="TableRow77">
          <table:table-cell table:style-name="TableCell78">
            <text:p text:style-name="P79">5000</text:p>
          </table:table-cell>
          <table:table-cell table:style-name="TableCell80">
            <text:p text:style-name="P81">62</text:p>
          </table:table-cell>
        </table:table-row>
        <table:table-row table:style-name="TableRow82">
          <table:table-cell table:style-name="TableCell83">
            <text:p text:style-name="P84">6000</text:p>
          </table:table-cell>
          <table:table-cell table:style-name="TableCell85">
            <text:p text:style-name="P86">94</text:p>
          </table:table-cell>
        </table:table-row>
        <table:table-row table:style-name="TableRow87">
          <table:table-cell table:style-name="TableCell88">
            <text:p text:style-name="P89">7000</text:p>
          </table:table-cell>
          <table:table-cell table:style-name="TableCell90">
            <text:p text:style-name="P91">125</text:p>
          </table:table-cell>
        </table:table-row>
        <table:table-row table:style-name="TableRow92">
          <table:table-cell table:style-name="TableCell93">
            <text:p text:style-name="P94">8000</text:p>
          </table:table-cell>
          <table:table-cell table:style-name="TableCell95">
            <text:p text:style-name="P96">172</text:p>
          </table:table-cell>
        </table:table-row>
        <table:table-row table:style-name="TableRow97">
          <table:table-cell table:style-name="TableCell98">
            <text:p text:style-name="P99">9000</text:p>
          </table:table-cell>
          <table:table-cell table:style-name="TableCell100">
            <text:p text:style-name="P101">218</text:p>
          </table:table-cell>
        </table:table-row>
        <table:table-row table:style-name="TableRow102">
          <table:table-cell table:style-name="TableCell103">
            <text:p text:style-name="P104">10000</text:p>
          </table:table-cell>
          <table:table-cell table:style-name="TableCell105">
            <text:p text:style-name="P106">274</text:p>
          </table:table-cell>
        </table:table-row>
        <table:table-row table:style-name="TableRow107">
          <table:table-cell table:style-name="TableCell108">
            <text:p text:style-name="P109">11000</text:p>
          </table:table-cell>
          <table:table-cell table:style-name="TableCell110">
            <text:p text:style-name="P111">328</text:p>
          </table:table-cell>
        </table:table-row>
        <table:table-row table:style-name="TableRow112">
          <table:table-cell table:style-name="TableCell113">
            <text:p text:style-name="P114">12000</text:p>
          </table:table-cell>
          <table:table-cell table:style-name="TableCell115">
            <text:p text:style-name="P116">406</text:p>
          </table:table-cell>
        </table:table-row>
      </table:table>
      <text:p text:style-name="P117"/>
      <text:p text:style-name="P118"><text:span text:style-name="T119"><draw:frame draw:style-name="a0" draw:name="Chart 2" text:anchor-type="as-char" svg:x="0in" svg:y="0in" svg:width="6in" svg:height="3.5in" style:rel-width="scale" style:rel-height="scale"><draw:object xlink:href="Object 1/" xlink:type="simple" xlink:show="embed" xlink:actuate="onLoad"/><svg:title/><svg:desc/></draw:frame></text:span></text:p>
      <text:p text:style-name="P120"/>
      <text:p text:style-name="P121"/>
      <text:p text:style-name="P122"/>
      <text:p text:style-name="P123">This graph is similar to standard mathematical function n^2. Hence the time complexity of bubble sort is O(n^2).</text:p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>TIME COMPLEXITY ANALYSIS OF INSERTION SORT</text:p>
      <text:p text:style-name="Standard"/>
      <text:p text:style-name="Normal"/>
      <text:p text:style-name="P135">#include&lt;iostream&gt;</text:p>
      <text:p text:style-name="P136">#include&lt;time.h&gt;</text:p>
      <text:p text:style-name="P137">#include&lt;bits/stdc++.h&gt;</text:p>
      <text:p text:style-name="P138">#include&lt;ctime&gt;</text:p>
      <text:p text:style-name="P139">#include&lt;cstdlib&gt;</text:p>
      <text:p text:style-name="P140">using namespace std;</text:p>
      <text:p text:style-name="P141"/>
      <text:p text:style-name="P142">int main()</text:p>
      <text:p text:style-name="P143">{</text:p>
      <text:p text:style-name="P144"><text:tab/>int m=1;</text:p>
      <text:p text:style-name="P145"><text:tab/>cout&lt;&lt;"Insertion Sort Time Complexity Verification"&lt;&lt;endl;</text:p>
      <text:p text:style-name="P146"><text:tab/>while(m==1)</text:p>
      <text:p text:style-name="P147"><text:tab/>{</text:p>
      <text:p text:style-name="P148"><text:tab/><text:tab/>int n;</text:p>
      <text:p text:style-name="P149"><text:tab/><text:tab/>cout&lt;&lt;"Enter the number of elements:";</text:p>
      <text:p text:style-name="P150"><text:tab/><text:tab/>cin&gt;&gt;n;</text:p>
      <text:p text:style-name="P151"><text:tab/><text:tab/>int a[n];</text:p>
      <text:p text:style-name="P152"><text:tab/><text:tab/>for(int k =0 ; k&lt;n;k++)</text:p>
      <text:p text:style-name="P153"><text:tab/><text:tab/>{</text:p>
      <text:p text:style-name="P154"><text:tab/><text:tab/><text:tab/>a[k]=rand();</text:p>
      <text:p text:style-name="P155"><text:tab/><text:tab/>}</text:p>
      <text:p text:style-name="P156"><text:tab/><text:tab/>clock_t start= clock();</text:p>
      <text:p text:style-name="P157"><text:tab/><text:tab/>/*Write Logic here*/</text:p>
      <text:p text:style-name="P158"><text:tab/><text:tab/>for(int i=1;i&lt;n;i++)</text:p>
      <text:p text:style-name="P159"><text:s text:c="4"/><text:tab/>{</text:p>
      <text:p text:style-name="P160"><text:s text:c="8"/><text:tab/>int key=a[i];</text:p>
      <text:p text:style-name="P161"><text:s text:c="8"/><text:tab/>int j=i-1;</text:p>
      <text:p text:style-name="P162"><text:s text:c="8"/><text:tab/>while(j&gt;=0 &amp;&amp; a[j]&gt;key)</text:p>
      <text:p text:style-name="P163"><text:s text:c="8"/><text:tab/><text:tab/>{</text:p>
      <text:p text:style-name="P164"><text:s text:c="12"/><text:tab/><text:tab/>a[j+1]=a[j];</text:p>
      <text:p text:style-name="P165"><text:s text:c="12"/><text:tab/><text:tab/>j--;</text:p>
      <text:p text:style-name="P166"><text:s text:c="8"/><text:tab/><text:tab/>}</text:p>
      <text:p text:style-name="P167"><text:s text:c="8"/><text:tab/>a[j+1]=key;</text:p>
      <text:p text:style-name="P168"><text:s text:c="4"/><text:tab/>}</text:p>
      <text:p text:style-name="P169"><text:tab/><text:tab/>clock_t ending=clock();</text:p>
      <text:p text:style-name="P170"><text:tab/><text:tab/>cout&lt;&lt;"Time : "&lt;&lt;(ending-start)&lt;&lt;" ms"&lt;&lt;endl;</text:p>
      <text:p text:style-name="P171"><text:tab/><text:tab/>cout&lt;&lt;"0-Exit \n1-Redo"&lt;&lt;endl;</text:p>
      <text:p text:style-name="P172"><text:tab/><text:tab/>cin&gt;&gt;m;</text:p>
      <text:p text:style-name="P173"><text:tab/>}</text:p>
      <text:p text:style-name="P174"><text:tab/>return 0;</text:p>
      <text:p text:style-name="P175">}</text:p>
      <text:p text:style-name="P176"/>
      <text:p text:style-name="Normal"/>
      <text:p text:style-name="Normal"/>
      <text:p text:style-name="Normal"/>
      <text:p text:style-name="P177"/>
      <text:p text:style-name="P178"/>
      <text:p text:style-name="P179"/>
      <text:soft-page-break/>
      <text:p text:style-name="P180">OUTPUT:</text:p>
      <text:p text:style-name="P181"/>
      <table:table table:style-name="Table182">
        <table:table-columns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P187">Input Size(n)</text:p>
          </table:table-cell>
          <table:table-cell table:style-name="TableCell188">
            <text:p text:style-name="P189">Time(ms)</text:p>
          </table:table-cell>
        </table:table-row>
        <table:table-row table:style-name="TableRow190">
          <table:table-cell table:style-name="TableCell191">
            <text:p text:style-name="P192">1000</text:p>
          </table:table-cell>
          <table:table-cell table:style-name="TableCell193">
            <text:p text:style-name="P194">0</text:p>
          </table:table-cell>
        </table:table-row>
        <table:table-row table:style-name="TableRow195">
          <table:table-cell table:style-name="TableCell196">
            <text:p text:style-name="P197">2000</text:p>
          </table:table-cell>
          <table:table-cell table:style-name="TableCell198">
            <text:p text:style-name="P199">0</text:p>
          </table:table-cell>
        </table:table-row>
        <table:table-row table:style-name="TableRow200">
          <table:table-cell table:style-name="TableCell201">
            <text:p text:style-name="P202">3000</text:p>
          </table:table-cell>
          <table:table-cell table:style-name="TableCell203">
            <text:p text:style-name="P204">0</text:p>
          </table:table-cell>
        </table:table-row>
        <table:table-row table:style-name="TableRow205">
          <table:table-cell table:style-name="TableCell206">
            <text:p text:style-name="P207">4000</text:p>
          </table:table-cell>
          <table:table-cell table:style-name="TableCell208">
            <text:p text:style-name="P209">15</text:p>
          </table:table-cell>
        </table:table-row>
        <table:table-row table:style-name="TableRow210">
          <table:table-cell table:style-name="TableCell211">
            <text:p text:style-name="P212">5000</text:p>
          </table:table-cell>
          <table:table-cell table:style-name="TableCell213">
            <text:p text:style-name="P214">16</text:p>
          </table:table-cell>
        </table:table-row>
        <table:table-row table:style-name="TableRow215">
          <table:table-cell table:style-name="TableCell216">
            <text:p text:style-name="P217">6000</text:p>
          </table:table-cell>
          <table:table-cell table:style-name="TableCell218">
            <text:p text:style-name="P219">16</text:p>
          </table:table-cell>
        </table:table-row>
        <table:table-row table:style-name="TableRow220">
          <table:table-cell table:style-name="TableCell221">
            <text:p text:style-name="P222">7000</text:p>
          </table:table-cell>
          <table:table-cell table:style-name="TableCell223">
            <text:p text:style-name="P224">29</text:p>
          </table:table-cell>
        </table:table-row>
        <table:table-row table:style-name="TableRow225">
          <table:table-cell table:style-name="TableCell226">
            <text:p text:style-name="P227">8000</text:p>
          </table:table-cell>
          <table:table-cell table:style-name="TableCell228">
            <text:p text:style-name="P229">47</text:p>
          </table:table-cell>
        </table:table-row>
        <table:table-row table:style-name="TableRow230">
          <table:table-cell table:style-name="TableCell231">
            <text:p text:style-name="P232">9000</text:p>
          </table:table-cell>
          <table:table-cell table:style-name="TableCell233">
            <text:p text:style-name="P234">47</text:p>
          </table:table-cell>
        </table:table-row>
        <table:table-row table:style-name="TableRow235">
          <table:table-cell table:style-name="TableCell236">
            <text:p text:style-name="P237">10000</text:p>
          </table:table-cell>
          <table:table-cell table:style-name="TableCell238">
            <text:p text:style-name="P239">62</text:p>
          </table:table-cell>
        </table:table-row>
        <table:table-row table:style-name="TableRow240">
          <table:table-cell table:style-name="TableCell241">
            <text:p text:style-name="P242">11000</text:p>
          </table:table-cell>
          <table:table-cell table:style-name="TableCell243">
            <text:p text:style-name="P244">78</text:p>
          </table:table-cell>
        </table:table-row>
        <table:table-row table:style-name="TableRow245">
          <table:table-cell table:style-name="TableCell246">
            <text:p text:style-name="P247">12000</text:p>
          </table:table-cell>
          <table:table-cell table:style-name="TableCell248">
            <text:p text:style-name="P249">110</text:p>
          </table:table-cell>
        </table:table-row>
      </table:table>
      <text:p text:style-name="P250"/>
      <text:p text:style-name="P251"/>
      <text:p text:style-name="P252"><text:span text:style-name="T253"><draw:frame draw:style-name="a1" draw:name="Chart 3" text:anchor-type="as-char" svg:x="0in" svg:y="0in" svg:width="6in" svg:height="3.5in" style:rel-width="scale" style:rel-height="scale"><draw:object xlink:href="Object 2/" xlink:type="simple" xlink:show="embed" xlink:actuate="onLoad"/><svg:title/><svg:desc/></draw:frame></text:span></text:p>
      <text:p text:style-name="P254"/>
      <text:p text:style-name="P255"/>
      <text:p text:style-name="P256">This graph is similar to standard mathematical function n^2. Hence the time complexity of insertion sort is O(n^2).</text:p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soft-page-break/>
      <text:p text:style-name="P265">TIME COMPLEXITY ANALYSIS OF SELECTION SORT</text:p>
      <text:p text:style-name="Standard"/>
      <text:p text:style-name="Normal"/>
      <text:p text:style-name="P266">#include&lt;iostream&gt;</text:p>
      <text:p text:style-name="P267">#include&lt;time.h&gt;</text:p>
      <text:p text:style-name="P268">#include&lt;bits/stdc++.h&gt;</text:p>
      <text:p text:style-name="P269">#include&lt;ctime&gt;</text:p>
      <text:p text:style-name="P270">#include&lt;cstdlib&gt;</text:p>
      <text:p text:style-name="P271">using namespace std;</text:p>
      <text:p text:style-name="P272"/>
      <text:p text:style-name="P273">int main()</text:p>
      <text:p text:style-name="P274">{</text:p>
      <text:p text:style-name="P275"><text:tab/>int m=1;</text:p>
      <text:p text:style-name="P276"><text:tab/>cout&lt;&lt;"Selection Sort Time Complexity Verification"&lt;&lt;endl;</text:p>
      <text:p text:style-name="P277"><text:tab/>while(m==1)</text:p>
      <text:p text:style-name="P278"><text:tab/>{</text:p>
      <text:p text:style-name="P279"><text:tab/><text:tab/>int n;</text:p>
      <text:p text:style-name="P280"><text:tab/><text:tab/>cout&lt;&lt;"Enter the number of elements:";</text:p>
      <text:p text:style-name="P281"><text:tab/><text:tab/>cin&gt;&gt;n;</text:p>
      <text:p text:style-name="P282"><text:tab/><text:tab/>int a[n];</text:p>
      <text:p text:style-name="P283"><text:tab/><text:tab/>for(int k =0 ; k&lt;n;k++)</text:p>
      <text:p text:style-name="P284"><text:tab/><text:tab/>{</text:p>
      <text:p text:style-name="P285"><text:tab/><text:tab/><text:tab/>a[k]=rand();</text:p>
      <text:p text:style-name="P286"><text:tab/><text:tab/>}</text:p>
      <text:p text:style-name="P287"><text:tab/><text:tab/>clock_t start= clock();</text:p>
      <text:p text:style-name="P288"><text:tab/><text:tab/>/*Write Logic here*/</text:p>
      <text:p text:style-name="P289"><text:tab/><text:tab/>for(int i=0;i&lt;n-1;i++)</text:p>
      <text:p text:style-name="P290"><text:s text:c="4"/><text:tab/>{</text:p>
      <text:p text:style-name="P291"><text:s text:c="8"/><text:tab/>int mini=i;</text:p>
      <text:p text:style-name="P292"><text:s text:c="8"/><text:tab/>for(int j=i+1;j&lt;n;j++)</text:p>
      <text:p text:style-name="P293"><text:s text:c="8"/><text:tab/><text:tab/>{</text:p>
      <text:p text:style-name="P294"><text:s text:c="12"/><text:tab/><text:tab/>if(a[mini]&gt;a[j])</text:p>
      <text:p text:style-name="P295"><text:s text:c="11"/><text:tab/><text:tab/><text:tab/>mini=j;</text:p>
      <text:p text:style-name="P296"><text:s text:c="7"/><text:tab/><text:tab/><text:s/><text:tab/>}</text:p>
      <text:p text:style-name="P297"><text:s text:c="8"/><text:tab/>if(mini!=i)</text:p>
      <text:p text:style-name="P298"><text:s text:c="8"/><text:tab/>{</text:p>
      <text:p text:style-name="P299"><text:s text:c="12"/><text:tab/>int temp=a[mini];</text:p>
      <text:p text:style-name="P300"><text:s text:c="12"/><text:tab/>a[mini]=a[i];</text:p>
      <text:p text:style-name="P301"><text:s text:c="12"/><text:tab/>a[i]=temp;</text:p>
      <text:p text:style-name="P302"><text:s text:c="8"/><text:tab/>}</text:p>
      <text:p text:style-name="P303"><text:s text:c="4"/><text:tab/>}</text:p>
      <text:p text:style-name="P304"><text:tab/><text:tab/>clock_t ending=clock();</text:p>
      <text:p text:style-name="P305"><text:tab/><text:tab/>cout&lt;&lt;"Time : "&lt;&lt;(ending-start)&lt;&lt;" ms"&lt;&lt;endl;</text:p>
      <text:p text:style-name="P306"><text:tab/><text:tab/>cout&lt;&lt;"0-Exit \n1-Redo"&lt;&lt;endl;</text:p>
      <text:p text:style-name="P307"><text:tab/><text:tab/>cin&gt;&gt;m;</text:p>
      <text:p text:style-name="P308"><text:tab/>}</text:p>
      <text:p text:style-name="P309"><text:tab/>return 0;</text:p>
      <text:p text:style-name="P310">}</text:p>
      <text:p text:style-name="P311"/>
      <text:p text:style-name="P312"/>
      <text:p text:style-name="P313"/>
      <text:p text:style-name="Normal"/>
      <text:p text:style-name="P314"/>
      <text:soft-page-break/>
      <text:p text:style-name="P315">OUTPUT:</text:p>
      <table:table table:style-name="Table316">
        <table:table-columns>
          <table:table-column table:style-name="TableColumn317"/>
          <table:table-column table:style-name="TableColumn318"/>
        </table:table-columns>
        <table:table-row table:style-name="TableRow319">
          <table:table-cell table:style-name="TableCell320">
            <text:p text:style-name="P321">Input Size(n)</text:p>
          </table:table-cell>
          <table:table-cell table:style-name="TableCell322">
            <text:p text:style-name="P323">Time(ms)</text:p>
          </table:table-cell>
        </table:table-row>
        <table:table-row table:style-name="TableRow324">
          <table:table-cell table:style-name="TableCell325">
            <text:p text:style-name="P326">1000</text:p>
          </table:table-cell>
          <table:table-cell table:style-name="TableCell327">
            <text:p text:style-name="P328">0</text:p>
          </table:table-cell>
        </table:table-row>
        <table:table-row table:style-name="TableRow329">
          <table:table-cell table:style-name="TableCell330">
            <text:p text:style-name="P331">2000</text:p>
          </table:table-cell>
          <table:table-cell table:style-name="TableCell332">
            <text:p text:style-name="P333">3</text:p>
          </table:table-cell>
        </table:table-row>
        <table:table-row table:style-name="TableRow334">
          <table:table-cell table:style-name="TableCell335">
            <text:p text:style-name="P336">3000</text:p>
          </table:table-cell>
          <table:table-cell table:style-name="TableCell337">
            <text:p text:style-name="P338">0</text:p>
          </table:table-cell>
        </table:table-row>
        <table:table-row table:style-name="TableRow339">
          <table:table-cell table:style-name="TableCell340">
            <text:p text:style-name="P341">4000</text:p>
          </table:table-cell>
          <table:table-cell table:style-name="TableCell342">
            <text:p text:style-name="P343">16</text:p>
          </table:table-cell>
        </table:table-row>
        <table:table-row table:style-name="TableRow344">
          <table:table-cell table:style-name="TableCell345">
            <text:p text:style-name="P346">5000</text:p>
          </table:table-cell>
          <table:table-cell table:style-name="TableCell347">
            <text:p text:style-name="P348">16</text:p>
          </table:table-cell>
        </table:table-row>
        <table:table-row table:style-name="TableRow349">
          <table:table-cell table:style-name="TableCell350">
            <text:p text:style-name="P351">6000</text:p>
          </table:table-cell>
          <table:table-cell table:style-name="TableCell352">
            <text:p text:style-name="P353">47</text:p>
          </table:table-cell>
        </table:table-row>
        <table:table-row table:style-name="TableRow354">
          <table:table-cell table:style-name="TableCell355">
            <text:p text:style-name="P356">7000</text:p>
          </table:table-cell>
          <table:table-cell table:style-name="TableCell357">
            <text:p text:style-name="P358">63</text:p>
          </table:table-cell>
        </table:table-row>
        <table:table-row table:style-name="TableRow359">
          <table:table-cell table:style-name="TableCell360">
            <text:p text:style-name="P361">8000</text:p>
          </table:table-cell>
          <table:table-cell table:style-name="TableCell362">
            <text:p text:style-name="P363">78</text:p>
          </table:table-cell>
        </table:table-row>
        <table:table-row table:style-name="TableRow364">
          <table:table-cell table:style-name="TableCell365">
            <text:p text:style-name="P366">9000</text:p>
          </table:table-cell>
          <table:table-cell table:style-name="TableCell367">
            <text:p text:style-name="P368">94</text:p>
          </table:table-cell>
        </table:table-row>
        <table:table-row table:style-name="TableRow369">
          <table:table-cell table:style-name="TableCell370">
            <text:p text:style-name="P371">10000</text:p>
          </table:table-cell>
          <table:table-cell table:style-name="TableCell372">
            <text:p text:style-name="P373">110</text:p>
          </table:table-cell>
        </table:table-row>
        <table:table-row table:style-name="TableRow374">
          <table:table-cell table:style-name="TableCell375">
            <text:p text:style-name="P376">11000</text:p>
          </table:table-cell>
          <table:table-cell table:style-name="TableCell377">
            <text:p text:style-name="P378">141</text:p>
          </table:table-cell>
        </table:table-row>
        <table:table-row table:style-name="TableRow379">
          <table:table-cell table:style-name="TableCell380">
            <text:p text:style-name="P381">12000</text:p>
          </table:table-cell>
          <table:table-cell table:style-name="TableCell382">
            <text:p text:style-name="P383">156</text:p>
          </table:table-cell>
        </table:table-row>
      </table:table>
      <text:p text:style-name="P384"/>
      <text:p text:style-name="P385"/>
      <text:p text:style-name="P386"><text:span text:style-name="T387"><draw:frame draw:style-name="a2" draw:name="Chart 4" text:anchor-type="as-char" svg:x="0in" svg:y="0in" svg:width="6in" svg:height="3.5in" style:rel-width="scale" style:rel-height="scale"><draw:object xlink:href="Object 3/" xlink:type="simple" xlink:show="embed" xlink:actuate="onLoad"/><svg:title/><svg:desc/></draw:frame></text:span></text:p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soft-page-break/>
      <text:p text:style-name="P401">TIME COMPLEXITY ANALYSIS OF QUICK SORT</text:p>
      <text:p text:style-name="Standard"/>
      <text:p text:style-name="Normal"/>
      <text:p text:style-name="P402">#include&lt;iostream&gt;</text:p>
      <text:p text:style-name="P403">#include&lt;time.h&gt;</text:p>
      <text:p text:style-name="P404">#include&lt;bits/stdc++.h&gt;</text:p>
      <text:p text:style-name="P405">#include&lt;ctime&gt;</text:p>
      <text:p text:style-name="P406">#include&lt;cstdlib&gt;</text:p>
      <text:p text:style-name="P407">using namespace std;</text:p>
      <text:p text:style-name="P408">int split(int a[],int low,int high)</text:p>
      <text:p text:style-name="P409">{ <text:s text:c="2"/>int pivot=a[low];</text:p>
      <text:p text:style-name="P410"><text:s text:c="4"/>int left=low+1;</text:p>
      <text:p text:style-name="P411"><text:s text:c="4"/>int right=high;</text:p>
      <text:p text:style-name="P412"><text:s text:c="4"/>while(left&lt;=right)</text:p>
      <text:p text:style-name="P413"><text:s text:c="4"/>{</text:p>
      <text:p text:style-name="P414"><text:s text:c="8"/>while(left&lt;=right &amp;&amp; a[left]&lt;=pivot)</text:p>
      <text:p text:style-name="P415"><text:s text:c="12"/>left=left+1;</text:p>
      <text:p text:style-name="P416"><text:s text:c="8"/>while(a[right]&gt;pivot)</text:p>
      <text:p text:style-name="P417"><text:s text:c="12"/>right=right-1;</text:p>
      <text:p text:style-name="P418"><text:s text:c="8"/>if(left&lt;right)</text:p>
      <text:p text:style-name="P419"><text:s text:c="8"/>{</text:p>
      <text:p text:style-name="P420"><text:s text:c="12"/>int temp=a[right];</text:p>
      <text:p text:style-name="P421"><text:s text:c="12"/>a[right]=a[left];</text:p>
      <text:p text:style-name="P422"><text:s text:c="12"/>a[left]=temp;</text:p>
      <text:p text:style-name="P423"><text:s text:c="8"/>}</text:p>
      <text:p text:style-name="P424"><text:s text:c="4"/>}</text:p>
      <text:p text:style-name="P425"><text:s text:c="4"/>int temp1=a[right];</text:p>
      <text:p text:style-name="P426"><text:s text:c="4"/>a[right]=a[low];</text:p>
      <text:p text:style-name="P427"><text:s text:c="4"/>a[low]=temp1;</text:p>
      <text:p text:style-name="P428"><text:s text:c="4"/>return right;}</text:p>
      <text:p text:style-name="P429">void quick_sort(int a[],int low,int high)</text:p>
      <text:p text:style-name="P430">{</text:p>
      <text:p text:style-name="P431"><text:s text:c="4"/>int p=split(a,low,high);</text:p>
      <text:p text:style-name="P432"><text:s text:c="4"/>quick_sort(a,low,p-1);</text:p>
      <text:p text:style-name="P433"><text:s text:c="4"/>quick_sort(a,p+1,high);}</text:p>
      <text:p text:style-name="P434">int main(){</text:p>
      <text:p text:style-name="P435"><text:tab/>int m=1;</text:p>
      <text:p text:style-name="P436"><text:tab/>cout&lt;&lt;"Quick Sort Time Complexity Verification"&lt;&lt;endl;</text:p>
      <text:p text:style-name="P437"><text:tab/>while(m==1)</text:p>
      <text:p text:style-name="P438"><text:tab/>{<text:tab/>int n;</text:p>
      <text:p text:style-name="P439"><text:tab/><text:tab/>cout&lt;&lt;"Enter the number of elements:";</text:p>
      <text:p text:style-name="P440"><text:tab/><text:tab/>cin&gt;&gt;n;</text:p>
      <text:p text:style-name="P441"><text:tab/><text:tab/>int a[n];</text:p>
      <text:p text:style-name="P442"><text:tab/><text:tab/>for(int k =0 ; k&lt;n;k++)</text:p>
      <text:p text:style-name="P443"><text:tab/><text:tab/>{a[k]=rand();}</text:p>
      <text:p text:style-name="P444"><text:tab/><text:tab/>clock_t start= clock();</text:p>
      <text:p text:style-name="P445"><text:tab/><text:tab/>quick_sort(a,0,n-1);</text:p>
      <text:p text:style-name="P446"><text:tab/><text:tab/>clock_t ending=clock();</text:p>
      <text:p text:style-name="P447"><text:tab/><text:tab/>cout&lt;&lt;"Time : "&lt;&lt;(ending-start)&lt;&lt;" ms"&lt;&lt;endl;</text:p>
      <text:p text:style-name="P448"><text:tab/><text:tab/>cout&lt;&lt;"0-Exit \n1-Redo"&lt;&lt;endl;</text:p>
      <text:p text:style-name="P449"><text:tab/><text:tab/>cin&gt;&gt;m;}</text:p>
      <text:p text:style-name="P450"><text:tab/>return 0;}</text:p>
      <text:p text:style-name="P451"/>
      <text:soft-page-break/>
      <text:p text:style-name="P452">OUTPUT:</text:p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Input Size(n)</text:p>
          </table:table-cell>
          <table:table-cell table:style-name="TableCell459">
            <text:p text:style-name="P460">Time(ms)</text:p>
          </table:table-cell>
        </table:table-row>
        <table:table-row table:style-name="TableRow461">
          <table:table-cell table:style-name="TableCell462">
            <text:p text:style-name="P463">1000</text:p>
          </table:table-cell>
          <table:table-cell table:style-name="TableCell464">
            <text:p text:style-name="P465">0</text:p>
          </table:table-cell>
        </table:table-row>
        <table:table-row table:style-name="TableRow466">
          <table:table-cell table:style-name="TableCell467">
            <text:p text:style-name="P468">5000</text:p>
          </table:table-cell>
          <table:table-cell table:style-name="TableCell469">
            <text:p text:style-name="P470">0</text:p>
          </table:table-cell>
        </table:table-row>
        <table:table-row table:style-name="TableRow471">
          <table:table-cell table:style-name="TableCell472">
            <text:p text:style-name="P473">10000</text:p>
          </table:table-cell>
          <table:table-cell table:style-name="TableCell474">
            <text:p text:style-name="P475">1</text:p>
          </table:table-cell>
        </table:table-row>
        <table:table-row table:style-name="TableRow476">
          <table:table-cell table:style-name="TableCell477">
            <text:p text:style-name="P478">15000</text:p>
          </table:table-cell>
          <table:table-cell table:style-name="TableCell479">
            <text:p text:style-name="P480">2</text:p>
          </table:table-cell>
        </table:table-row>
        <table:table-row table:style-name="TableRow481">
          <table:table-cell table:style-name="TableCell482">
            <text:p text:style-name="P483">20000</text:p>
          </table:table-cell>
          <table:table-cell table:style-name="TableCell484">
            <text:p text:style-name="P485">3</text:p>
          </table:table-cell>
        </table:table-row>
        <table:table-row table:style-name="TableRow486">
          <table:table-cell table:style-name="TableCell487">
            <text:p text:style-name="P488">30000</text:p>
          </table:table-cell>
          <table:table-cell table:style-name="TableCell489">
            <text:p text:style-name="P490">4</text:p>
          </table:table-cell>
        </table:table-row>
        <table:table-row table:style-name="TableRow491">
          <table:table-cell table:style-name="TableCell492">
            <text:p text:style-name="P493">40000</text:p>
          </table:table-cell>
          <table:table-cell table:style-name="TableCell494">
            <text:p text:style-name="P495">6</text:p>
          </table:table-cell>
        </table:table-row>
        <table:table-row table:style-name="TableRow496">
          <table:table-cell table:style-name="TableCell497">
            <text:p text:style-name="P498">50000</text:p>
          </table:table-cell>
          <table:table-cell table:style-name="TableCell499">
            <text:p text:style-name="P500">7</text:p>
          </table:table-cell>
        </table:table-row>
        <table:table-row table:style-name="TableRow501">
          <table:table-cell table:style-name="TableCell502">
            <text:p text:style-name="P503">60000</text:p>
          </table:table-cell>
          <table:table-cell table:style-name="TableCell504">
            <text:p text:style-name="P505">9</text:p>
          </table:table-cell>
        </table:table-row>
        <table:table-row table:style-name="TableRow506">
          <table:table-cell table:style-name="TableCell507">
            <text:p text:style-name="P508">70000</text:p>
          </table:table-cell>
          <table:table-cell table:style-name="TableCell509">
            <text:p text:style-name="P510">9</text:p>
          </table:table-cell>
        </table:table-row>
        <table:table-row table:style-name="TableRow511">
          <table:table-cell table:style-name="TableCell512">
            <text:p text:style-name="P513">80000</text:p>
          </table:table-cell>
          <table:table-cell table:style-name="TableCell514">
            <text:p text:style-name="P515">10</text:p>
          </table:table-cell>
        </table:table-row>
      </table:table>
      <text:p text:style-name="P516"/>
      <text:p text:style-name="P517"><text:span text:style-name="T518"><draw:frame draw:style-name="a3" draw:name="Chart 5" text:anchor-type="as-char" svg:x="0in" svg:y="0in" svg:width="6in" svg:height="3.5in" style:rel-width="scale" style:rel-height="scale"><draw:object xlink:href="Object 4/" xlink:type="simple" xlink:show="embed" xlink:actuate="onLoad"/><svg:title/><svg:desc/></draw:frame></text:span></text:p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soft-page-break/>
      <text:p text:style-name="P534">TIME COMPLEXITY ANALYSIS OF MERGE SORT</text:p>
      <text:p text:style-name="Standard"/>
      <text:p text:style-name="Normal"/>
      <text:p text:style-name="P535">#include&lt;iostream&gt;</text:p>
      <text:p text:style-name="P536">#include&lt;time.h&gt;</text:p>
      <text:p text:style-name="P537">#include&lt;bits/stdc++.h&gt;</text:p>
      <text:p text:style-name="P538">#include&lt;ctime&gt;</text:p>
      <text:p text:style-name="P539">#include&lt;cstdlib&gt;</text:p>
      <text:p text:style-name="P540">using namespace std;</text:p>
      <text:p text:style-name="P541">int split(int a[],int low,int high)</text:p>
      <text:p text:style-name="P542">{</text:p>
      <text:p text:style-name="P543"><text:s text:c="4"/>int pivot=a[low];</text:p>
      <text:p text:style-name="P544"><text:s text:c="4"/>int left=low+1;</text:p>
      <text:p text:style-name="P545"><text:s text:c="4"/>int right=high;</text:p>
      <text:p text:style-name="P546"><text:s text:c="4"/>while(left&lt;=right)</text:p>
      <text:p text:style-name="P547"><text:s text:c="4"/>{</text:p>
      <text:p text:style-name="P548"><text:s text:c="8"/>while(left&lt;=right &amp;&amp; a[left]&lt;=pivot)</text:p>
      <text:p text:style-name="P549"><text:s text:c="12"/>left=left+1;</text:p>
      <text:p text:style-name="P550"><text:s text:c="8"/>while(a[right]&gt;pivot)</text:p>
      <text:p text:style-name="P551"><text:s text:c="12"/>right=right-1;</text:p>
      <text:p text:style-name="P552"><text:s text:c="8"/>if(left&lt;right)</text:p>
      <text:p text:style-name="P553"><text:s text:c="8"/>{<text:tab/>int temp=a[right];</text:p>
      <text:p text:style-name="P554"><text:s text:c="12"/>a[right]=a[left];</text:p>
      <text:p text:style-name="P555"><text:s text:c="12"/>a[left]=temp;</text:p>
      <text:p text:style-name="P556"><text:s text:c="8"/>}</text:p>
      <text:p text:style-name="P557"><text:s text:c="4"/>}</text:p>
      <text:p text:style-name="P558"><text:s text:c="4"/>int temp1=a[right];</text:p>
      <text:p text:style-name="P559"><text:s text:c="4"/>a[right]=a[low];</text:p>
      <text:p text:style-name="P560"><text:s text:c="4"/>a[low]=temp1;</text:p>
      <text:p text:style-name="P561"><text:s text:c="4"/>return right;}</text:p>
      <text:p text:style-name="P562">void quick_sort(int a[],int low,int high)</text:p>
      <text:p text:style-name="P563">{ <text:s text:c="3"/>int p=split(a,low,high);</text:p>
      <text:p text:style-name="P564"><text:s text:c="4"/>quick_sort(a,low,p-1);</text:p>
      <text:p text:style-name="P565"><text:s text:c="4"/>quick_sort(a,p+1,high);}</text:p>
      <text:p text:style-name="P566">int main()</text:p>
      <text:p text:style-name="P567">{</text:p>
      <text:p text:style-name="P568"><text:tab/>int m=1;</text:p>
      <text:p text:style-name="P569"><text:tab/>cout&lt;&lt;"Quick Sort Time Complexity Verification"&lt;&lt;endl;</text:p>
      <text:p text:style-name="P570"><text:tab/>while(m==1)</text:p>
      <text:p text:style-name="P571"><text:tab/>{<text:tab/>int n;</text:p>
      <text:p text:style-name="P572"><text:tab/><text:tab/>cout&lt;&lt;"Enter the number of elements:";</text:p>
      <text:p text:style-name="P573"><text:tab/><text:tab/>cin&gt;&gt;n;</text:p>
      <text:p text:style-name="P574"><text:tab/><text:tab/>int a[n];</text:p>
      <text:p text:style-name="P575"><text:tab/><text:tab/>for(int k =0 ; k&lt;n;k++)</text:p>
      <text:p text:style-name="P576"><text:tab/><text:tab/>{a[k]=rand();}</text:p>
      <text:p text:style-name="P577"><text:tab/><text:tab/>clock_t start= clock();</text:p>
      <text:p text:style-name="P578"><text:tab/><text:tab/>quick_sort(a,0,n-1);</text:p>
      <text:p text:style-name="P579"><text:tab/><text:tab/>clock_t ending=clock();</text:p>
      <text:p text:style-name="P580"><text:tab/><text:tab/>cout&lt;&lt;"Time : "&lt;&lt;(ending-start)&lt;&lt;" ms"&lt;&lt;endl;</text:p>
      <text:p text:style-name="P581"><text:tab/><text:tab/>cout&lt;&lt;"0-Exit \n1-Redo"&lt;&lt;endl;</text:p>
      <text:p text:style-name="P582"><text:tab/><text:tab/>cin&gt;&gt;m;</text:p>
      <text:p text:style-name="P583"><text:tab/>}</text:p>
      <text:p text:style-name="P584"><text:tab/>return 0;}</text:p>
      <text:p text:style-name="P585"/>
      <text:p text:style-name="P586"/>
      <text:p text:style-name="P587"/>
      <text:p text:style-name="P588">OUTPUT:</text:p>
      <text:p text:style-name="P5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udhatm Jain's</dc:creator>
    <meta:creation-date>2023-01-06T10:09:00Z</meta:creation-date>
    <dc:date>2023-01-20T17:57:00Z</dc:date>
    <meta:template xlink:href="Normal" xlink:type="simple"/>
    <meta:editing-cycles>10</meta:editing-cycles>
    <meta:editing-duration>PT2880S</meta:editing-duration>
    <meta:document-statistic meta:page-count="10" meta:paragraph-count="11" meta:word-count="825" meta:character-count="5522" meta:row-count="39" meta:non-whitespace-character-count="4708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svg:x="10.0pt" svg:y="19.59748031496063pt" svg:width="422.0pt" svg:height="215.4025196850394pt"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15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31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47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62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94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125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172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218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274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328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40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0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15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16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16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29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47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47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62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78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11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2000</text:p>
            </table:table-cell>
            <table:table-cell office:value-type="float" office:value="2000"/>
            <table:table-cell office:value-type="float" office:value="3"/>
          </table:table-row>
          <table:table-row>
            <table:table-cell office:value-type="string">
              <text:p>3000</text:p>
            </table:table-cell>
            <table:table-cell office:value-type="float" office:value="3000"/>
            <table:table-cell office:value-type="float" office:value="0"/>
          </table:table-row>
          <table:table-row>
            <table:table-cell office:value-type="string">
              <text:p>4000</text:p>
            </table:table-cell>
            <table:table-cell office:value-type="float" office:value="4000"/>
            <table:table-cell office:value-type="float" office:value="16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16"/>
          </table:table-row>
          <table:table-row>
            <table:table-cell office:value-type="string">
              <text:p>6000</text:p>
            </table:table-cell>
            <table:table-cell office:value-type="float" office:value="6000"/>
            <table:table-cell office:value-type="float" office:value="47"/>
          </table:table-row>
          <table:table-row>
            <table:table-cell office:value-type="string">
              <text:p>7000</text:p>
            </table:table-cell>
            <table:table-cell office:value-type="float" office:value="7000"/>
            <table:table-cell office:value-type="float" office:value="63"/>
          </table:table-row>
          <table:table-row>
            <table:table-cell office:value-type="string">
              <text:p>8000</text:p>
            </table:table-cell>
            <table:table-cell office:value-type="float" office:value="8000"/>
            <table:table-cell office:value-type="float" office:value="78"/>
          </table:table-row>
          <table:table-row>
            <table:table-cell office:value-type="string">
              <text:p>9000</text:p>
            </table:table-cell>
            <table:table-cell office:value-type="float" office:value="9000"/>
            <table:table-cell office:value-type="float" office:value="94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110"/>
          </table:table-row>
          <table:table-row>
            <table:table-cell office:value-type="string">
              <text:p>11000</text:p>
            </table:table-cell>
            <table:table-cell office:value-type="float" office:value="11000"/>
            <table:table-cell office:value-type="float" office:value="141"/>
          </table:table-row>
          <table:table-row>
            <table:table-cell office:value-type="string">
              <text:p>12000</text:p>
            </table:table-cell>
            <table:table-cell office:value-type="float" office:value="12000"/>
            <table:table-cell office:value-type="float" office:value="156"/>
          </table:table-row>
        </table:table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2.0pt" svg:width="432.0pt" chart:style-name="Crt0">
        <chart:title chart:style-name="CT00">
          <text:p text:style-name="a0" text:class-names="" text:cond-style-name="">Time(ms)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13" chart:class="chart:scatter" chart:attached-axis="primary-y" chart:style-name="G0S0">
            <chart:domain table:cell-range-address="local-table.$B$2:.$B$13"/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Time(ms)</text:p>
              </table:table-cell>
            </table:table-row>
          </table:table-header-rows>
          <table:table-row>
            <table:table-cell office:value-type="string">
              <text:p>1000</text:p>
            </table:table-cell>
            <table:table-cell office:value-type="float" office:value="1000"/>
            <table:table-cell office:value-type="float" office:value="0"/>
          </table:table-row>
          <table:table-row>
            <table:table-cell office:value-type="string">
              <text:p>5000</text:p>
            </table:table-cell>
            <table:table-cell office:value-type="float" office:value="5000"/>
            <table:table-cell office:value-type="float" office:value="0"/>
          </table:table-row>
          <table:table-row>
            <table:table-cell office:value-type="string">
              <text:p>10000</text:p>
            </table:table-cell>
            <table:table-cell office:value-type="float" office:value="10000"/>
            <table:table-cell office:value-type="float" office:value="1"/>
          </table:table-row>
          <table:table-row>
            <table:table-cell office:value-type="string">
              <text:p>15000</text:p>
            </table:table-cell>
            <table:table-cell office:value-type="float" office:value="15000"/>
            <table:table-cell office:value-type="float" office:value="2"/>
          </table:table-row>
          <table:table-row>
            <table:table-cell office:value-type="string">
              <text:p>20000</text:p>
            </table:table-cell>
            <table:table-cell office:value-type="float" office:value="20000"/>
            <table:table-cell office:value-type="float" office:value="3"/>
          </table:table-row>
          <table:table-row>
            <table:table-cell office:value-type="string">
              <text:p>30000</text:p>
            </table:table-cell>
            <table:table-cell office:value-type="float" office:value="30000"/>
            <table:table-cell office:value-type="float" office:value="4"/>
          </table:table-row>
          <table:table-row>
            <table:table-cell office:value-type="string">
              <text:p>40000</text:p>
            </table:table-cell>
            <table:table-cell office:value-type="float" office:value="40000"/>
            <table:table-cell office:value-type="float" office:value="6"/>
          </table:table-row>
          <table:table-row>
            <table:table-cell office:value-type="string">
              <text:p>50000</text:p>
            </table:table-cell>
            <table:table-cell office:value-type="float" office:value="50000"/>
            <table:table-cell office:value-type="float" office:value="7"/>
          </table:table-row>
          <table:table-row>
            <table:table-cell office:value-type="string">
              <text:p>60000</text:p>
            </table:table-cell>
            <table:table-cell office:value-type="float" office:value="60000"/>
            <table:table-cell office:value-type="float" office:value="9"/>
          </table:table-row>
          <table:table-row>
            <table:table-cell office:value-type="string">
              <text:p>70000</text:p>
            </table:table-cell>
            <table:table-cell office:value-type="float" office:value="70000"/>
            <table:table-cell office:value-type="float" office:value="9"/>
          </table:table-row>
          <table:table-row>
            <table:table-cell office:value-type="string">
              <text:p>80000</text:p>
            </table:table-cell>
            <table:table-cell office:value-type="float" office:value="80000"/>
            <table:table-cell office:value-type="float" office:value="10"/>
          </table:table-row>
          <table:table-row>
            <table:table-cell office:value-type="string">
              <text:p/>
            </table:table-cell>
            <table:table-cell/>
            <table:table-cell/>
          </table:table-row>
        </table:table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